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3" style:family="table-column">
      <style:table-column-properties style:column-width="3.7479in" style:use-optimal-column-width="false"/>
    </style:style>
    <style:style style:name="TableColumn4" style:family="table-column">
      <style:table-column-properties style:column-width="2.5923in" style:use-optimal-column-width="false"/>
    </style:style>
    <style:style style:name="Table2" style:family="table">
      <style:table-properties style:width="6.3402in" fo:margin-left="0.1812in" table:align="left"/>
    </style:style>
    <style:style style:name="TableRow5" style:family="table-row">
      <style:table-row-properties style:min-row-height="0.2812in"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style:snap-to-layout-grid="false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UC_NormalAzulCar" style:family="text">
      <style:text-properties style:font-name="Times New Roman" fo:color="#000000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style:font-name="Arial" fo:color="#000000" fo:font-size="11pt" style:font-size-asian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/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UC_NormalAzulCar" style:family="text">
      <style:text-properties style:font-name="Times New Roman" fo:color="#000000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UC_NormalAzulCar" style:family="text">
      <style:text-properties style:font-name="Times New Roman" style:use-window-font-color="true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</style:style>
    <style:style style:name="T31" style:parent-style-name="Fuentedepárrafopredeter." style:family="text">
      <style:text-properties fo:font-weight="bold" style:font-weight-asian="bold"/>
    </style:style>
    <style:style style:name="P32" style:parent-style-name="Standard" style:family="paragraph">
      <style:text-properties style:font-name="Times New Roman"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TableColumn35" style:family="table-column">
      <style:table-column-properties style:column-width="2.7541in" style:use-optimal-column-width="false"/>
    </style:style>
    <style:style style:name="TableColumn36" style:family="table-column">
      <style:table-column-properties style:column-width="3.6173in" style:use-optimal-column-width="false"/>
    </style:style>
    <style:style style:name="Table34" style:family="table">
      <style:table-properties style:width="6.3715in" fo:margin-left="0.15in" table:align="left"/>
    </style:style>
    <style:style style:name="TableRow37" style:family="table-row">
      <style:table-row-properties style:min-row-height="0.2326in" style:use-optimal-row-height="fals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UC_NormalAzul" style:family="paragraph">
      <style:paragraph-properties style:snap-to-layout-grid="false"/>
    </style:style>
    <style:style style:name="T40" style:parent-style-name="Fuentedepárrafopredeter." style:family="text">
      <style:text-properties style:font-name="Times New Roman" fo:font-weight="bold" style:font-weight-asian="bold" fo:color="#000000"/>
    </style:style>
    <style:style style:name="P41" style:parent-style-name="Standard" style:family="paragraph">
      <style:text-properties fo:font-weight="bold" style:font-weight-asian="bold"/>
    </style:style>
    <style:style style:name="TableRow42" style:family="table-row">
      <style:table-row-properties style:min-row-height="0.2326in"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weight="bold" style:font-weight-asian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font-weight="bold" style:font-weight-asian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TableColumn55" style:family="table-column">
      <style:table-column-properties style:column-width="6.3611in" style:use-optimal-column-width="false"/>
    </style:style>
    <style:style style:name="Table54" style:family="table">
      <style:table-properties style:width="6.3611in" fo:margin-left="0.1604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  <style:text-properties fo:font-weight="bold" style:font-weight-asian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UC_NormalAzul" style:family="paragraph">
      <style:text-properties fo:color="#000000"/>
    </style:style>
    <style:style style:name="P62" style:parent-style-name="UC_NormalAzul" style:family="paragraph">
      <style:text-properties fo:color="#000000"/>
    </style:style>
    <style:style style:name="P63" style:parent-style-name="UC_NormalAzul" style:family="paragraph">
      <style:text-properties fo:color="#000000"/>
    </style:style>
    <style:style style:name="P64" style:parent-style-name="UC_NormalAzul" style:family="paragraph">
      <style:text-properties fo:color="#000000"/>
    </style:style>
    <style:style style:name="P65" style:parent-style-name="UC_NormalAzul" style:family="paragraph">
      <style:text-properties fo:color="#000000"/>
    </style:style>
    <style:style style:name="P66" style:parent-style-name="UC_NormalAzul" style:family="paragraph">
      <style:text-properties fo:color="#000000"/>
    </style:style>
    <style:style style:name="TableColumn68" style:family="table-column">
      <style:table-column-properties style:column-width="6.3715in" style:use-optimal-column-width="false"/>
    </style:style>
    <style:style style:name="Table67" style:family="table">
      <style:table-properties style:width="6.3715in" fo:margin-left="0.15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fo:font-weight="bold" style:font-weight-asian="bold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/>
      <style:text-properties fo:font-weight="bold" style:font-weight-asian="bold"/>
    </style:style>
    <style:style style:name="TableColumn76" style:family="table-column">
      <style:table-column-properties style:column-width="6.3611in" style:use-optimal-column-width="false"/>
    </style:style>
    <style:style style:name="Table75" style:family="table">
      <style:table-properties style:width="6.3611in" fo:margin-left="0.1604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/>
    </style:style>
    <style:style style:name="T80" style:parent-style-name="Fuentedepárrafopredeter." style:family="text">
      <style:text-properties fo:color="#000000"/>
    </style:style>
    <style:style style:name="TableRow81" style:family="table-row">
      <style:table-row-properties style:min-row-height="0.1131in"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bre del Caso de Uso:<text:s/></text:span><text:span text:style-name="T9">AdministrarComite</text:span></text:p>
          </table:table-cell>
          <table:table-cell table:style-name="TableCell10">
            <text:p text:style-name="P11"><text:span text:style-name="T12">Nro. de Caso de Uso:</text:span><text:s/><text:bookmark-start text:name="docs-internal-guid-c2da7839-c16b-ac8a-ce"/><text:bookmark-end text:name="docs-internal-guid-c2da7839-c16b-ac8a-ce"/><text:span text:style-name="T13">MA_C_1</text:span>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text:s/></text:span>Usuario miembro del proyecto.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Objetivo:</text:span><text:s/><text:span text:style-name="T22">Gestionar los miembros del comité.</text:span></text:p>
          </table:table-cell>
          <table:covered-table-cell/>
        </table:table-row>
        <table:table-row table:style-name="TableRow23">
          <table:table-cell table:style-name="TableCell24" table:number-columns-spanned="2">
            <text:p text:style-name="P25"><text:span text:style-name="T26">Pre-condiciones:</text:span><text:s/><text:span text:style-name="T27">El usuario debe tener un rol con permisos para efectuar la operación.</text:span>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><text:span text:style-name="T31">Post-Condiciones:<text:s/></text:span>Ninguna.</text:p>
          </table:table-cell>
          <table:covered-table-cell/>
        </table:table-row>
      </table:table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columns-spanned="2">
            <text:p text:style-name="P39"><text:span text:style-name="T40">CURSO NORMAL (Camino Exitoso)</text:span></text:p>
            <text:p text:style-name="P41"/>
          </table:table-cell>
          <table:covered-table-cell/>
        </table:table-row>
        <table:table-row table:style-name="TableRow42">
          <table:table-cell table:style-name="TableCell43">
            <text:p text:style-name="P44">Usuario</text:p>
          </table:table-cell>
          <table:table-cell table:style-name="TableCell45">
            <text:p text:style-name="P46">Sistema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1. El<text:s/>sistema despliega un<text:s/>formulario con una lista de los miembros del comité además de las opciones Agregar Miembro, Eliminar Miembro, Votar y la opción de Salir.</text:p>
          </table:table-cell>
        </table:table-row>
      </table:table>
      <text:p text:style-name="P52"/>
      <text:p text:style-name="P53"/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>ALTERNATIVAS (Camino exitoso)</text:p>
          </table:table-cell>
        </table:table-row>
        <table:table-row table:style-name="TableRow59">
          <table:table-cell table:style-name="TableCell60">
            <text:p text:style-name="P61">A1. Opciones</text:p>
            <text:p text:style-name="P62">El usuario tiene la opción de:</text:p>
            <text:p text:style-name="P63">A1.1 Asignar<text:s/>Miembro: Ver CU AsignarMiembroComite.</text:p>
            <text:p text:style-name="P64">A1.2 Desasignar Miebro: Ver CU DesasignarMiembroComite.</text:p>
            <text:p text:style-name="P65">A1.3 Votar: Ver CU VotarSolicitud.</text:p>
            <text:p text:style-name="P66">A1.4. Salir: Se muestra la pantalla de Administración de Proyecto. Ver CU <text:s/>AdministrarProyecto.</text:p>
          </table:table-cell>
        </table:table-row>
      </table:table>
      <text:p text:style-name="Standard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EXCEPCIONES</text:p>
          </table:table-cell>
        </table:table-row>
        <table:table-row table:style-name="TableRow72">
          <table:table-cell table:style-name="TableCell73">
            <text:p text:style-name="P74"/>
          </table:table-cell>
        </table:table-row>
      </table:table>
      <text:p text:style-name="Standard"/>
      <text:p text:style-name="Standard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Asociaciones<text:s/>de Extensión:<text:s/><text:span text:style-name="T80">AsignarMiembroComite, DesasignarMiembroComite, VotarSolicitud, AdministrarProyecto</text:span></text:p>
          </table:table-cell>
        </table:table-row>
        <table:table-row table:style-name="TableRow81">
          <table:table-cell table:style-name="TableCell82">
            <text:p text:style-name="P83">Asociaciones de Inclusión:</text:p>
          </table:table-cell>
        </table:table-row>
        <table:table-row table:style-name="TableRow84">
          <table:table-cell table:style-name="TableCell85">
            <text:p text:style-name="P86">Casos de Uso donde se incluye:</text:p>
          </table:table-cell>
        </table:table-row>
        <table:table-row table:style-name="TableRow87">
          <table:table-cell table:style-name="TableCell88">
            <text:p text:style-name="P89">Casos de Uso al que extiende:</text:p>
          </table:table-cell>
        </table:table-row>
        <table:table-row table:style-name="TableRow90">
          <table:table-cell table:style-name="TableCell91">
            <text:p text:style-name="P92">Caso de Uso de Generalización:</text:p>
          </table:table-cell>
        </table:table-row>
        <table:table-row table:style-name="TableRow93">
          <table:table-cell table:style-name="TableCell94">
            <text:p text:style-name="P95">Requerimientos Funcionales<text:s/>Asociados: 149-15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P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C_NormalAzul" style:display-name="UC_NormalAzul" style:family="paragraph" style:parent-style-name="Standard">
      <style:text-properties style:font-name="Book Antiqua" style:font-name-asian="Book Antiqua" style:font-name-complex="Book Antiqua" fo:color="#0000FF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UC_NormalAzulCar" style:display-name="UC_NormalAzul Car" style:family="text" style:parent-style-name="Fuentedepárrafopredeter.">
      <style:text-properties style:font-name="Book Antiqua" style:font-name-asian="Book Antiqua" style:font-name-complex="Book Antiqua" fo:color="#0000FF" fo:font-size="12pt" style:font-size-asian="12pt" style:font-size-complex="12pt" fo:language="es" fo:country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risthian Caballero Gini</dc:creator>
    <meta:creation-date>2014-03-14T13:18:00Z</meta:creation-date>
    <dc:date>2014-03-17T00:42:00Z</dc:date>
    <meta:template xlink:href="Normal" xlink:type="simple"/>
    <meta:editing-cycles>7</meta:editing-cycles>
    <meta:editing-duration>PT2460S</meta:editing-duration>
    <meta:document-statistic meta:page-count="1" meta:paragraph-count="2" meta:word-count="171" meta:character-count="1114" meta:row-count="7" meta:non-whitespace-character-count="945"/>
  </office:meta>
</office:document-meta>
</file>